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/>
    </style:style>
  </office:automatic-styles>
  <office:body>
    <office:text text:use-soft-page-breaks="true">
      <text:p text:style-name="P1">Modellazione del tempo</text:p>
      <text:p text:style-name="Normale">TemporalEntity e TimeInterval, usare la stessa modellazione della digital library usando due sottoclassi di timeInterval.<text:line-break/>La validità è un parametro della data sulla TemporalEntity.<text:line-break/>Sono dei parametri, ma da capire, se vogliono strutturarla in modo diverso.<text:line-break/>Viene specificato anche il secolo, che quindi probabilmente è una sottoclasse della temporalEntity.</text:p>
      <text:p text:style-name="Normale">TimeInterval ha un timeInstant che è una temporalEntity, puoi avere sia che cade in un intervallo temporale, che data, mese anno.<text:line-break/>Si possono modellare così i timeInterval, ma con il timeInstant non ho una connessione tra quello prima e quello dopo quindi devo modellarlo con i parameter.<text:line-break/>Creiamo il secolo come sottoclasse di temporalEntity, century, avrà una proprietà che specificherà il secolo.<text:line-break/>Essendo century una sottoclasse di temporalEntity, ha una proprietà in literal in cui mettiamo il secolo.<text:line-break/>Sottoclasse di caratteristica che chiamiamo centuryspecificity, in cui possiamo mettere di che parte di secolo stiamo parlando.<text:line-break/>Century è collegato con hasSpecificity, con CenturySpecification.<text:line-break/>Se c’è una lista chiusa dovremmo creare degli individui per il centurySpecification, gli unici utilizzabili per popolare quel campo.<text:line-break/>Il TimeInstant ha una data, deve essere xsd date, perché probabilmente la validità appartiene, è riferita all’estremo.<text:line-break/>Essendo timeinterval sottoclasse di temporalentity tu puoi usare time per tutta la stringa.<text:line-break/>Dato questo timeinterval, hai un istante temporale che è l’estremo remoto e poi puoi dire che è l’inizio (ad esempio).<text:line-break/>O sotto timeInstant mettiamo start Time instant e end Time Instant, poi le specifiche di cui abbiamo bisongo le inseriamo qui così possiamo riutilizzare l’ontologia nazionale a cui non possiamo aggiungere direttamente delle info.</text:p>
      <text:p text:style-name="Normale">Time Instant può essere una data, ereditiamo tutto dalla temporalEntity.</text:p>
      <text:p text:style-name="Normale">Alla fine per raggiungere un collegamento logico<text:s/>tra il secolo e iltimeinstant facciamo una classe timeInstant nostra, di modo che possiamo aggiungerle tutte le proprietà di cui abbiamo bisogno.<text:line-break/>il nostro TimeInstant lo possiamo collegare al nostro Century.</text:p>
      <text:p text:style-name="Normale">Utilizziamo comunque startTimeInstantStart e endTimeInstant.<text:line-break/>Il secolo vale per tutti e due gli estremi quindi ho bisogno di una superclasse che possa gestirli, infatti connetto timeInstant al secolo attraverso hasCentury. Note alla data è parte di timeinstant, perché è una specifica di quella singola data non di tutto l’intervallo di tempo specificato.</text:p>
      <text:p text:style-name="Normale">Il problema è catturare se l’estremo cronologico sia di inizio o di fine.<text:line-break/>O mettiamo un type.<text:line-break/>In instant c’è timePosition o temporalPosition. Potremmo fare una propriet in timePosition e facciamo una classe oppure una stringa che assume solo due valori di stringa che sono inizio e fine.<text:line-break/>inInterval position è una stringa controllata, inizio, fine.</text:p>
      <text:p text:style-name="Normale">Note alla datazione, lo mettiamo nella temporale entity perché core (per le note) ha come dominio owl:thing, quindi lo posso agganciare a tutto ciò che voglio.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ol Alesi - nicol.alesi@studio.unibo.it</meta:initial-creator>
    <dc:creator>Nicol Alesi - nicol.alesi@studio.unibo.it</dc:creator>
    <meta:creation-date>2025-02-25T11:18:00Z</meta:creation-date>
    <dc:date>2025-02-25T16:07:00Z</dc:date>
    <meta:template xlink:href="Normal" xlink:type="simple"/>
    <meta:editing-cycles>1</meta:editing-cycles>
    <meta:editing-duration>PT17340S</meta:editing-duration>
    <meta:document-statistic meta:page-count="1" meta:paragraph-count="5" meta:word-count="443" meta:character-count="2964" meta:row-count="21" meta:non-whitespace-character-count="2526"/>
  </office:meta>
</office:document-meta>
</file>